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1a7" officeooo:paragraph-rsid="00034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lquer cois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20:25:14.939432910</meta:creation-date>
    <dc:date>2025-10-10T20:25:28.461560751</dc:date>
    <meta:editing-duration>PT15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24.2.7.2$Linux_X86_64 LibreOffice_project/420$Build-2</meta:generator>
  </office:meta>
</office:document-meta>
</file>